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DatabasePopulatorUnitTests.addScriptsWithNullResour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DatabasePopulatorUnitTests.constructWithMultip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UnitTests.constructWith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UnitTests.constructWithNullResour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UnitTests.constructWithNul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UnitTests.constructWithMultipleResourcesAndThenAd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DatabasePopulatorUnitTests.setScriptsAndThenAd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DatabasePopulatorUnitTests.setScriptsWithNul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DatabasePopulatorUnitTests.setScriptsWithNullResour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DatabasePopulatorUnitTests.addScriptsWithNul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